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974cm"/>
    </style:style>
    <style:style style:name="Tabla1.B" style:family="table-column">
      <style:table-column-properties style:column-width="4.313cm"/>
    </style:style>
    <style:style style:name="Tabla1.C" style:family="table-column">
      <style:table-column-properties style:column-width="3.334cm"/>
    </style:style>
    <style:style style:name="Tabla1.D" style:family="table-column">
      <style:table-column-properties style:column-width="0.979cm"/>
    </style:style>
    <style:style style:name="Tabla1.E" style:family="table-column">
      <style:table-column-properties style:column-width="3.413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800f"/>
    </style:style>
    <style:style style:name="P2" style:family="paragraph" style:parent-style-name="Standard">
      <style:text-properties officeooo:rsid="0007800f" officeooo:paragraph-rsid="0007800f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paragraph-rsid="000f60b9"/>
    </style:style>
    <style:style style:name="P5" style:family="paragraph" style:parent-style-name="Table_20_Contents">
      <style:text-properties officeooo:rsid="0010c92d" officeooo:paragraph-rsid="0010c92d"/>
    </style:style>
    <style:style style:name="P6" style:family="paragraph" style:parent-style-name="Table_20_Contents">
      <style:text-properties officeooo:paragraph-rsid="0014e66c"/>
    </style:style>
    <style:style style:name="T1" style:family="text">
      <style:text-properties officeooo:rsid="0007800f"/>
    </style:style>
    <style:style style:name="T2" style:family="text">
      <style:text-properties officeooo:rsid="00086c15"/>
    </style:style>
    <style:style style:name="T3" style:family="text">
      <style:text-properties officeooo:rsid="0014e6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ludos </text:span><text:span text:style-name="T2">Terrícolas</text:span><text:span text:style-name="T1">!!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3"><text:text-input text:description="&lt;_(&quot;Report&quot;)&gt;">Report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"><text:text-input text:description="&lt;o.classroom_origen&gt;">classroom_origen</text:text-input></text:p>
          </table:table-cell>
          <table:table-cell table:style-name="Tabla1.A2" office:value-type="string">
            <text:p text:style-name="P5"><text:text-input text:description="&lt;o.classroom_info_updates&gt;">classroom_info_updates</text:text-input></text:p>
          </table:table-cell>
          <table:table-cell table:style-name="Tabla1.A2" office:value-type="string">
            <text:p text:style-name="Table_20_Contents"><text:text-input text:description="&lt;o.classroom_update&gt;">classroom_update</text:text-input></text:p>
          </table:table-cell>
          <table:table-cell table:style-name="Tabla1.A2" office:value-type="string">
            <text:p text:style-name="Table_20_Contents"><text:text-input text:description="&lt;o.state&gt;">state</text:text-input></text:p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E2" table:number-columns-spanned="5" office:value-type="string">
            <text:p text:style-name="Table_20_Contents"><text:text-input text:description="&lt;for each=&quot;lines in o.aclassroom_ids&quot;&gt;">for each aclassroom_id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"><text:text-input text:description="&lt;lines.capacity&gt;">capacity</text:text-input> <text:span text:style-name="T3">lines['address_ids']</text:span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E2" table:number-columns-spanned="5" office:value-type="string">
            <text:p text:style-name="P6"><text:text-input text:description="&lt;/for&gt;">End for</text:text-input> <text:s/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4:20:33.25</meta:creation-date>
    <meta:generator>LibreOffice/3.6$Linux_X86_64 LibreOffice_project/360m1$Build-2</meta:generator>
    <dc:date>2013-05-04T19:13:26</dc:date>
    <meta:editing-duration>PT2M</meta:editing-duration>
    <meta:editing-cycles>13</meta:editing-cycles>
    <meta:document-statistic meta:table-count="1" meta:image-count="0" meta:object-count="0" meta:page-count="1" meta:paragraph-count="9" meta:word-count="14" meta:character-count="147" meta:non-whitespace-character-count="139"/>
  </office:meta>
</office:document-meta>
</file>